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1c3a2" officeooo:paragraph-rsid="0001c3a2"/>
    </style:style>
    <style:style style:name="P2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1c3a2" officeooo:paragraph-rsid="0007b077"/>
    </style:style>
    <style:style style:name="P3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1c3a2" officeooo:paragraph-rsid="0007c19b"/>
    </style:style>
    <style:style style:name="P4" style:family="paragraph" style:parent-style-name="Standard">
      <style:text-properties fo:color="#ffffff" loext:opacity="100%" style:font-name="Liberation Serif" officeooo:rsid="00012599" officeooo:paragraph-rsid="00012599"/>
    </style:style>
    <style:style style:name="P5" style:family="paragraph" style:parent-style-name="Standard">
      <style:text-properties fo:color="#ffffff" loext:opacity="100%" style:font-name="Liberation Serif" officeooo:rsid="0002fa9d" officeooo:paragraph-rsid="0002fa9d"/>
    </style:style>
    <style:style style:name="P6" style:family="paragraph" style:parent-style-name="Standard">
      <style:text-properties style:use-window-font-color="true" loext:opacity="0%" style:font-name="Liberation Serif" officeooo:rsid="00012599" officeooo:paragraph-rsid="00012599"/>
    </style:style>
    <style:style style:name="P7" style:family="paragraph" style:parent-style-name="Standard">
      <style:text-properties style:use-window-font-color="true" loext:opacity="0%" style:font-name="Liberation Serif" officeooo:rsid="0002fa9d" officeooo:paragraph-rsid="0002fa9d"/>
    </style:style>
    <style:style style:name="P8" style:family="paragraph" style:parent-style-name="Standard">
      <style:text-properties style:use-window-font-color="true" loext:opacity="0%" style:font-name="Liberation Serif" officeooo:rsid="0001c3a2" officeooo:paragraph-rsid="0001c3a2"/>
    </style:style>
    <style:style style:name="P9" style:family="paragraph" style:parent-style-name="Standard">
      <style:text-properties style:use-window-font-color="true" loext:opacity="0%" style:font-name="Liberation Serif" officeooo:rsid="0004f77d" officeooo:paragraph-rsid="0004f77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5783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style:text-underline-style="solid" style:text-underline-width="auto" style:text-underline-color="font-color" officeooo:rsid="000a5783" fo:background-color="#ffff00" loext:char-shading-value="0"/>
    </style:style>
    <style:style style:name="T5" style:family="text">
      <style:text-properties style:text-underline-style="solid" style:text-underline-width="auto" style:text-underline-color="font-color" officeooo:rsid="000a5783" fo:background-color="#ffff00" loext:char-shading-value="0"/>
    </style:style>
    <style:style style:name="T6" style:family="text">
      <style:text-properties style:text-underline-style="solid" style:text-underline-width="auto" style:text-underline-color="font-color" fo:background-color="#ffff00" loext:char-shading-value="0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background-color="#ffff00" loext:char-shading-value="0"/>
    </style:style>
    <style:style style:name="T11" style:family="text">
      <style:text-properties style:text-underline-style="none" fo:background-color="#ffff00" loext:char-shading-value="0"/>
    </style:style>
    <style:style style:name="T12" style:family="text">
      <style:text-properties style:text-underline-style="none" officeooo:rsid="00064062"/>
    </style:style>
    <style:style style:name="T13" style:family="text">
      <style:text-properties style:text-underline-style="none" officeooo:rsid="000a5783"/>
    </style:style>
    <style:style style:name="T14" style:family="text">
      <style:text-properties style:text-underline-style="none" officeooo:rsid="000edcdd"/>
    </style:style>
    <style:style style:name="T15" style:family="text">
      <style:text-properties style:text-underline-style="none" officeooo:rsid="001169c5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0acf3b" fo:background-color="#ffff00" loext:char-shading-value="0"/>
    </style:style>
    <style:style style:name="T18" style:family="text">
      <style:text-properties officeooo:rsid="000acf3b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style:font-name="Liberation Serif"/>
    </style:style>
    <style:style style:name="T21" style:family="text">
      <style:text-properties officeooo:rsid="000a5783"/>
    </style:style>
    <style:style style:name="T22" style:family="text">
      <style:text-properties officeooo:rsid="000acf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tente(<text:span text:style-name="T1">ID</text:span><text:span text:style-name="T9">, Username, Passhash, Nome, Cognome, </text:span><text:span text:style-name="T15">DataNascita</text:span><text:span text:style-name="T9">, Genere</text:span>)</text:p>
      <text:p text:style-name="P7">Amministratore(<text:span text:style-name="T6">IDUtente</text:span>)</text:p>
      <text:p text:style-name="P7">Locatore(<text:span text:style-name="T6">IDUtente</text:span>)</text:p>
      <text:p text:style-name="P7">Locatario(<text:span text:style-name="T6">IDUtente</text:span>)</text:p>
      <text:p text:style-name="P9">FAQ(<text:span text:style-name="T1">ID</text:span><text:span text:style-name="T9">, Domanda, Risposta, </text:span><text:span text:style-name="T14">Ordine</text:span>)</text:p>
      <text:p text:style-name="P6">Messaggio(<text:span text:style-name="T8">Mittente,Destinatario</text:span><text:span text:style-name="T7">,Timestamp,</text:span><text:span text:style-name="T9"> Testo</text:span>)</text:p>
      <text:p text:style-name="P8">Opzione(<text:span text:style-name="T6">Mittente,Destinatario,TimestampMessaggio,IDAlloggio</text:span><text:span text:style-name="T9">, DataConfermaOpzione</text:span>)</text:p>
      <text:p text:style-name="P1">Alloggio(<text:span text:style-name="T1">ID</text:span>, <text:span text:style-name="T18">ID</text:span><text:span text:style-name="T19">Locatore</text:span>, DataInserimento, Titolo, Descrizione, EtàMin, EtàMax, Genere, Prezzo, Superficie, Camere, PostiLetto, Indirizzo, CAP, Città, Indirizzo, DataMin, DataMax, Opzionato)</text:p>
      <text:p text:style-name="P3">Servizi(<text:span text:style-name="T1">Nome</text:span>, Icona, Flag)</text:p>
      <text:p text:style-name="P2">In<text:span text:style-name="T22">c</text:span>lusione(<text:span text:style-name="T5">ID</text:span><text:span text:style-name="T6">Alloggio, </text:span><text:span text:style-name="T5">Nome</text:span><text:span text:style-name="T6">Servizio</text:span>)</text:p>
      <text:p text:style-name="P2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3:10:21.567926848</meta:creation-date>
    <dc:date>2022-05-09T23:52:53.366434617</dc:date>
    <meta:editing-duration>PT42M25S</meta:editing-duration>
    <meta:editing-cycles>19</meta:editing-cycles>
    <meta:generator>LibreOffice/7.3.3.2$Linux_X86_64 LibreOffice_project/30$Build-2</meta:generator>
    <meta:document-statistic meta:table-count="0" meta:image-count="0" meta:object-count="0" meta:page-count="1" meta:paragraph-count="10" meta:word-count="42" meta:character-count="542" meta:non-whitespace-character-count="510"/>
  </office:meta>
</office:document-meta>
</file>